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Inconsolat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Inconsolat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Inconsolat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Inconsolat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Inconsolat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Inconsolat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ISP440</text:p>
      <text:p text:style-name="P2"/>
      <text:p text:style-name="P2">Joseph Morgan</text:p>
      <text:p text:style-name="P2"/>
      <text:p text:style-name="P2">Homework 1</text:p>
      <text:p text:style-name="P12">Output</text:p>
      <text:p text:style-name="P3"><text:span text:style-name="T1">This output was written directly to an output.txt file via:</text:span></text:p>
      <text:p text:style-name="P3"><text:span text:style-name="T2">$: ./base_conversion_test.out &gt; output.txt</text:span></text:p>
      <text:p text:style-name="P4"/>
      <text:p text:style-name="P4"/>
      <text:p text:style-name="P5">Testing my_atoi(): </text:p>
      <text:p text:style-name="P5">Converting 14 in base 25 to base 10: 29</text:p>
      <text:p text:style-name="P5">Converting FA in base 16 to base 10: 250</text:p>
      <text:p text:style-name="P5">Converting 63 in base 29 to base 10: 177</text:p>
      <text:p text:style-name="P5">Converting 2G in base 20 to base 10: 56</text:p>
      <text:p text:style-name="P5">Converting Z9R in base 36 to base 10: 45711</text:p>
      <text:p text:style-name="P5">Converting 72 in base 18 to base 10: 128</text:p>
      <text:p text:style-name="P5"></text:p>
      <text:p text:style-name="P5"></text:p>
      <text:p text:style-name="P5">Testing my_itoa():</text:p>
      <text:p text:style-name="P5">Converting 210 in base 10 to base 25: 8A</text:p>
      <text:p text:style-name="P5">Converting 87 in base 10 to base 16: 57</text:p>
      <text:p text:style-name="P5">Converting 714 in base 10 to base 29: OI</text:p>
      <text:p text:style-name="P5">Converting 93 in base 10 to base 20: 4D</text:p>
      <text:p text:style-name="P5">Converting 34 in base 10 to base 36: Y</text:p>
      <text:p text:style-name="P5">Converting 218 in base 10 to base 18: C2</text:p>
      <text:p text:style-name="P5"></text:p>
      <text:p text:style-name="P5"></text:p>
      <text:p text:style-name="P5">Testing itocodon(): </text:p>
      <text:p text:style-name="P5">Converting 18 to a DNA Codon: CTCA</text:p>
      <text:p text:style-name="P5">Converting 23 to a DNA Codon: CTTG</text:p>
      <text:p text:style-name="P5">Converting 10 to a DNA Codon: CCAA</text:p>
      <text:p text:style-name="P5">Converting 29 to a DNA Codon: CTGT</text:p>
      <text:p text:style-name="P5">Converting 34 to a DNA Codon: CACA</text:p>
      <text:p text:style-name="P5">Converting 26 to a DNA Codon: CTAA</text:p>
      <text:p text:style-name="P5"></text:p>
      <text:p text:style-name="P5"></text:p>
      <text:p text:style-name="P5">Testing add_in_base(): </text:p>
      <text:p text:style-name="P5">Adding 14 and FA in base 25: GE</text:p>
      <text:p text:style-name="P5">Adding 63 and 2G in base 29: 8J</text:p>
      <text:p text:style-name="P5">Adding Z9R and 72 in base 36: ZGT</text:p>
      <text:p text:style-name="P5"/>
      <text:p text:style-name="P5"/>
      <text:p text:style-name="P12">Source Code</text:p>
      <text:p text:style-name="P3"/>
      <text:p text:style-name="P3"/>
      <text:p text:style-name="P9">Test Main:</text:p>
      <text:p text:style-name="P7"/>
      <text:p text:style-name="P6">#include &lt;stdio.h&gt;</text:p>
      <text:p text:style-name="P6">#include "./base_conversion.h"</text:p>
      <text:p text:style-name="P6"></text:p>
      <text:p text:style-name="P6">void test_my_atoi();</text:p>
      <text:p text:style-name="P6">void test_my_itoa();</text:p>
      <text:p text:style-name="P6">void test_itocodon();</text:p>
      <text:p text:style-name="P6">void test_add_in_base();</text:p>
      <text:p text:style-name="P6"></text:p>
      <text:p text:style-name="P6">char* alpha_values[6] = {"14", "FA", "63", "2G", "Z9R", "72"};</text:p>
      <text:p text:style-name="P6">const int int_values[6] = {210, 87, 714, 93, 34, 218};</text:p>
      <text:p text:style-name="P6">const int bases[6] = {25, 16, 29, 20, 36, 18};</text:p>
      <text:p text:style-name="P6"></text:p>
      <text:p text:style-name="P6">int main() {</text:p>
      <text:p text:style-name="P6"><text:tab/>test_my_atoi();</text:p>
      <text:p text:style-name="P6"><text:tab/>test_my_itoa();</text:p>
      <text:p text:style-name="P6"><text:tab/>test_itocodon();</text:p>
      <text:p text:style-name="P6"><text:tab/>test_add_in_base();</text:p>
      <text:p text:style-name="P6">}</text:p>
      <text:p text:style-name="P6"></text:p>
      <text:p text:style-name="P6">void test_my_atoi() {</text:p>
      <text:p text:style-name="P6"><text:tab/>long result;</text:p>
      <text:p text:style-name="P6"></text:p>
      <text:p text:style-name="P6"><text:tab/>printf("Testing my_atoi(): \n");</text:p>
      <text:p text:style-name="P6"><text:tab/>for (int i = 0; i &lt; 6; ++i) {</text:p>
      <text:p text:style-name="P6"><text:tab/><text:tab/>result = my_atoi(alpha_values[i], bases[i]);</text:p>
      <text:p text:style-name="P6"><text:tab/><text:tab/>printf("Converting %s in base %i to base 10: %li\n", alpha_values[i], bases[i], result);</text:p>
      <text:p text:style-name="P6"><text:tab/>}</text:p>
      <text:p text:style-name="P6">}</text:p>
      <text:p text:style-name="P6"></text:p>
      <text:p text:style-name="P6">void test_my_itoa() {</text:p>
      <text:p text:style-name="P6"><text:tab/>char result[MAX_INPUT_LENGTH];</text:p>
      <text:p text:style-name="P6"></text:p>
      <text:p text:style-name="P6"><text:tab/>printf("\n\nTesting my_itoa():\n");</text:p>
      <text:p text:style-name="P6"><text:tab/>for (int i = 0; i &lt; 6; ++i) {</text:p>
      <text:p text:style-name="P6"><text:tab/><text:tab/>my_itoa(int_values[i], result, bases[i]);</text:p>
      <text:p text:style-name="P6"><text:tab/><text:tab/>printf("Converting %i in base 10 to base %i: %s\n", int_values[i], bases[i], result);</text:p>
      <text:p text:style-name="P6"><text:tab/>}</text:p>
      <text:p text:style-name="P6">}</text:p>
      <text:p text:style-name="P6"></text:p>
      <text:p text:style-name="P6">void test_itocodon() {</text:p>
      <text:p text:style-name="P6"><text:tab/>char codon[4];</text:p>
      <text:p text:style-name="P6"><text:soft-page-break/></text:p>
      <text:p text:style-name="P6"><text:tab/>printf("\n\nTesting itocodon(): \n");</text:p>
      <text:p text:style-name="P6"><text:tab/>for (int i = 0; i &lt; 6; ++i) {</text:p>
      <text:p text:style-name="P6"><text:tab/><text:tab/>itocodon(codon, (int_values[i] % 64));</text:p>
      <text:p text:style-name="P6"><text:tab/><text:tab/>printf("Converting %i to a DNA Codon: %s\n", (int_values[i] % 64), codon);</text:p>
      <text:p text:style-name="P6"><text:tab/>}</text:p>
      <text:p text:style-name="P6">}</text:p>
      <text:p text:style-name="P6"></text:p>
      <text:p text:style-name="P6">void test_add_in_base() {</text:p>
      <text:p text:style-name="P6"><text:tab/>char sum[MAX_INPUT_LENGTH];</text:p>
      <text:p text:style-name="P6"></text:p>
      <text:p text:style-name="P6"><text:tab/>printf("\n\nTesting add_in_base(): \n");</text:p>
      <text:p text:style-name="P6"><text:tab/>for (int i = 0; i &lt;= 5; i += 2) {</text:p>
      <text:p text:style-name="P6"><text:tab/><text:tab/>add_in_base(alpha_values[i], alpha_values[i+1], sum, bases[i]);</text:p>
      <text:p text:style-name="P6"><text:tab/><text:tab/>printf("Adding %s and %s in base %i: %s\n", alpha_values[i], alpha_values[i+1], bases[i], sum);</text:p>
      <text:p text:style-name="P6"><text:tab/>}</text:p>
      <text:p text:style-name="P6">}</text:p>
      <text:p text:style-name="P6"/>
      <text:p text:style-name="P6"/>
      <text:p text:style-name="P6"/>
      <text:p text:style-name="P11">Implementation:</text:p>
      <text:p text:style-name="P10"><text:span text:style-name="T3"/></text:p>
      <text:p text:style-name="P10"><text:span text:style-name="T3"/></text:p>
      <text:p text:style-name="P10"><text:span text:style-name="T3"/></text:p>
      <text:p text:style-name="P6">#include &lt;stdlib.h&gt;</text:p>
      <text:p text:style-name="P6">#include &lt;stdio.h&gt;</text:p>
      <text:p text:style-name="P6">#include "./base_conversion.h"</text:p>
      <text:p text:style-name="P6"></text:p>
      <text:p text:style-name="P6">const int MAX_BASE = 36;</text:p>
      <text:p text:style-name="P6">const char char_lookup [MAX_BASE + 1] = {'0', '1', '2', '3', '4', '5', '6', '7', '8', '9', 'A', 'B', 'C', 'D', 'E', 'F', 'G', 'H', 'I', 'J', 'K', 'L', 'M', 'N', 'O', 'P', 'Q', 'R', 'S', 'T', 'U', 'V', 'W', 'X', 'Y', 'Z', '-'};</text:p>
      <text:p text:style-name="P6"></text:p>
      <text:p text:style-name="P6">int my_pow(int base, int exp) {</text:p>
      <text:p text:style-name="P6"><text:tab/>int x = 1;</text:p>
      <text:p text:style-name="P6"></text:p>
      <text:p text:style-name="P6"><text:tab/>for (int i = 0; i &lt; exp; i++) {</text:p>
      <text:p text:style-name="P6"><text:tab/><text:tab/>x *= base;</text:p>
      <text:p text:style-name="P6"><text:tab/>}</text:p>
      <text:p text:style-name="P6"></text:p>
      <text:p text:style-name="P6"><text:tab/>return x;</text:p>
      <text:p text:style-name="P6">}</text:p>
      <text:p text:style-name="P6"></text:p>
      <text:p text:style-name="P6">long my_atoi(char* s, int base) {</text:p>
      <text:p text:style-name="P6"><text:tab/>long i_number = 0;</text:p>
      <text:p text:style-name="P6"><text:tab/>unsigned len = -1;</text:p>
      <text:p text:style-name="P6"><text:tab/>bool is_negative = false;</text:p>
      <text:p text:style-name="P6"></text:p>
      <text:p text:style-name="P6"><text:soft-page-break/><text:tab/>if (s[0] == '-') {</text:p>
      <text:p text:style-name="P6"><text:tab/><text:tab/>is_negative = true;</text:p>
      <text:p text:style-name="P6"><text:tab/><text:tab/>s = &amp;s[1];</text:p>
      <text:p text:style-name="P6"><text:tab/>}</text:p>
      <text:p text:style-name="P6"></text:p>
      <text:p text:style-name="P6"><text:tab/>while (s[++len] != '\0');</text:p>
      <text:p text:style-name="P6"></text:p>
      <text:p text:style-name="P6"><text:tab/>for (int i = (len - 1), j = 0; i &gt;= 0; --i, ++j) {</text:p>
      <text:p text:style-name="P6"><text:tab/><text:tab/>if (s[i] &gt;= 48 &amp;&amp; s[i] &lt;= 57) { // if s[i] is between characters '0' and '9'</text:p>
      <text:p text:style-name="P6"><text:tab/><text:tab/><text:tab/>i_number += (s[i] - 48) * my_pow(base, j);</text:p>
      <text:p text:style-name="P6"><text:tab/><text:tab/>} else if (s[i] &gt;= 65 &amp;&amp; s[i] &lt;= 90) { // if s[i] is between 'A' and 'Z'</text:p>
      <text:p text:style-name="P6"><text:tab/><text:tab/><text:tab/>i_number += (s[i] - 55) * my_pow(base, j);</text:p>
      <text:p text:style-name="P6"><text:tab/><text:tab/>} else {</text:p>
      <text:p text:style-name="P6"><text:tab/><text:tab/><text:tab/>printf("Parsing Error: Bad Character: %c\n", s[i]);</text:p>
      <text:p text:style-name="P6"><text:tab/><text:tab/><text:tab/>exit(1);</text:p>
      <text:p text:style-name="P6"><text:tab/><text:tab/>}</text:p>
      <text:p text:style-name="P6"><text:tab/>}</text:p>
      <text:p text:style-name="P6"></text:p>
      <text:p text:style-name="P6"><text:tab/>return (is_negative ? i_number * -1 : i_number);</text:p>
      <text:p text:style-name="P6">}</text:p>
      <text:p text:style-name="P6"></text:p>
      <text:p text:style-name="P6">void my_itoa(long n, char* sOut, int base) {</text:p>
      <text:p text:style-name="P6"><text:tab/>int values_in_reverse[100];</text:p>
      <text:p text:style-name="P6"><text:tab/>int stepper = 0;</text:p>
      <text:p text:style-name="P6"><text:tab/>bool is_negative = false;</text:p>
      <text:p text:style-name="P6"></text:p>
      <text:p text:style-name="P6"><text:tab/>if (n &lt; 0) is_negative = true, n *= -1;</text:p>
      <text:p text:style-name="P6"></text:p>
      <text:p text:style-name="P6"><text:tab/>while (n) { // Mod/Div to pull out digits, they'll be stored in reverse order</text:p>
      <text:p text:style-name="P6"><text:tab/><text:tab/>values_in_reverse[stepper++] = n % base;</text:p>
      <text:p text:style-name="P6"><text:tab/><text:tab/>n /= base;</text:p>
      <text:p text:style-name="P6"><text:tab/>}</text:p>
      <text:p text:style-name="P6"><text:tab/>if (is_negative) values_in_reverse[++stepper] = 37;</text:p>
      <text:p text:style-name="P6"><text:tab/>values_in_reverse[stepper] = '\0'; // Stepper now conveniently stores len</text:p>
      <text:p text:style-name="P6"></text:p>
      <text:p text:style-name="P6"><text:tab/>for (int i = stepper -1 , j = 0; j &lt; stepper; --i, ++j) {</text:p>
      <text:p text:style-name="P6"><text:tab/><text:tab/>sOut[j] = char_lookup[values_in_reverse[i]];</text:p>
      <text:p text:style-name="P6"><text:tab/>}</text:p>
      <text:p text:style-name="P6"><text:tab/>sOut[stepper] = '\0';</text:p>
      <text:p text:style-name="P6">}</text:p>
      <text:p text:style-name="P6"></text:p>
      <text:p text:style-name="P6">int codontoi(char codon[4]) {</text:p>
      <text:p text:style-name="P6"><text:tab/>int d0, d1, d2, value;</text:p>
      <text:p text:style-name="P6"></text:p>
      <text:p text:style-name="P6"><text:tab/>switch (codon[2])</text:p>
      <text:p text:style-name="P6"><text:tab/>{</text:p>
      <text:p text:style-name="P6"><text:tab/><text:tab/>case 'C':</text:p>
      <text:p text:style-name="P6"><text:tab/><text:tab/><text:tab/>d0 = 0; break;</text:p>
      <text:p text:style-name="P6"><text:tab/><text:tab/>case 'T':</text:p>
      <text:p text:style-name="P6"><text:soft-page-break/><text:tab/><text:tab/><text:tab/>d0 = 1; break;</text:p>
      <text:p text:style-name="P6"><text:tab/><text:tab/>case 'A':</text:p>
      <text:p text:style-name="P6"><text:tab/><text:tab/><text:tab/>d0 = 2; break;</text:p>
      <text:p text:style-name="P6"><text:tab/><text:tab/>case 'G':</text:p>
      <text:p text:style-name="P6"><text:tab/><text:tab/><text:tab/>d0 = 3; break;</text:p>
      <text:p text:style-name="P6"></text:p>
      <text:p text:style-name="P6"><text:tab/>}</text:p>
      <text:p text:style-name="P6"></text:p>
      <text:p text:style-name="P6"><text:tab/>switch (codon[1])</text:p>
      <text:p text:style-name="P6"><text:tab/>{</text:p>
      <text:p text:style-name="P6"><text:tab/><text:tab/>case 'C':</text:p>
      <text:p text:style-name="P6"><text:tab/><text:tab/><text:tab/>d1 = 0; break;</text:p>
      <text:p text:style-name="P6"><text:tab/><text:tab/>case 'T':</text:p>
      <text:p text:style-name="P6"><text:tab/><text:tab/><text:tab/>d1 = 1; break;</text:p>
      <text:p text:style-name="P6"><text:tab/><text:tab/>case 'A':</text:p>
      <text:p text:style-name="P6"><text:tab/><text:tab/><text:tab/>d1 = 2; break;</text:p>
      <text:p text:style-name="P6"><text:tab/><text:tab/>case 'G':</text:p>
      <text:p text:style-name="P6"><text:tab/><text:tab/><text:tab/>d1 = 3; break;</text:p>
      <text:p text:style-name="P6"></text:p>
      <text:p text:style-name="P6"><text:tab/>}</text:p>
      <text:p text:style-name="P6"></text:p>
      <text:p text:style-name="P6"><text:tab/>switch (codon[0])</text:p>
      <text:p text:style-name="P6"><text:tab/>{</text:p>
      <text:p text:style-name="P6"><text:tab/><text:tab/>case 'C':</text:p>
      <text:p text:style-name="P6"><text:tab/><text:tab/><text:tab/>d2 = 0; break;</text:p>
      <text:p text:style-name="P6"><text:tab/><text:tab/>case 'T':</text:p>
      <text:p text:style-name="P6"><text:tab/><text:tab/><text:tab/>d2 = 1; break;</text:p>
      <text:p text:style-name="P6"><text:tab/><text:tab/>case 'A':</text:p>
      <text:p text:style-name="P6"><text:tab/><text:tab/><text:tab/>d2 = 2; break;</text:p>
      <text:p text:style-name="P6"><text:tab/><text:tab/>case 'G':</text:p>
      <text:p text:style-name="P6"><text:tab/><text:tab/><text:tab/>d2 = 3; break;</text:p>
      <text:p text:style-name="P6"></text:p>
      <text:p text:style-name="P6"><text:tab/>}</text:p>
      <text:p text:style-name="P6"></text:p>
      <text:p text:style-name="P6"><text:tab/>//the base 4 value of the codon</text:p>
      <text:p text:style-name="P6"><text:tab/>value = d2 * 16 + d1 * 4 + d0;</text:p>
      <text:p text:style-name="P6"></text:p>
      <text:p text:style-name="P6"><text:tab/>return value;</text:p>
      <text:p text:style-name="P6">}</text:p>
      <text:p text:style-name="P6"></text:p>
      <text:p text:style-name="P6">void itocodon(char codon[4], int i) {</text:p>
      <text:p text:style-name="P6"><text:tab/>char codon_table[4] = {'C', 'T', 'A', 'G'};</text:p>
      <text:p text:style-name="P6"><text:tab/>for (int i = 0; i &lt; 4; ++i) codon[i] = 'C';</text:p>
      <text:p text:style-name="P6"><text:tab/></text:p>
      <text:p text:style-name="P6"><text:tab/>if (i &gt;= 64) {</text:p>
      <text:p text:style-name="P6"><text:tab/><text:tab/>printf("Value too large to store in single codon. Exiting");</text:p>
      <text:p text:style-name="P6"><text:tab/><text:tab/>exit(1);</text:p>
      <text:p text:style-name="P6"><text:tab/>}</text:p>
      <text:p text:style-name="P6"></text:p>
      <text:p text:style-name="P6"><text:soft-page-break/><text:tab/>for (int x = 3; x &gt;= 0; --x) {</text:p>
      <text:p text:style-name="P6"><text:tab/><text:tab/>codon[x] = codon_table[i % 4];</text:p>
      <text:p text:style-name="P6"><text:tab/><text:tab/>i /= 4;</text:p>
      <text:p text:style-name="P6"><text:tab/>}</text:p>
      <text:p text:style-name="P6">}</text:p>
      <text:p text:style-name="P6"></text:p>
      <text:p text:style-name="P6">void add_in_base(char* s1, char* s2, char* sum, int base) {</text:p>
      <text:p text:style-name="P6"><text:tab/>long x, y, z;</text:p>
      <text:p text:style-name="P6"></text:p>
      <text:p text:style-name="P6"><text:tab/>x = my_atoi(s1, base);</text:p>
      <text:p text:style-name="P6"><text:tab/>y = my_atoi(s2, base);</text:p>
      <text:p text:style-name="P6"><text:tab/>z = x + y;</text:p>
      <text:p text:style-name="P6"><text:tab/>my_itoa(z, sum, base);</text:p>
      <text:p text:style-name="P6">}</text:p>
      <text:p text:style-name="P6"/>
      <text:p text:style-name="P6"/>
      <text:p text:style-name="P6"/>
      <text:p text:style-name="P11">Header File:</text:p>
      <text:p text:style-name="P8"/>
      <text:p text:style-name="P8"/>
      <text:p text:style-name="P8"/>
      <text:p text:style-name="P6">#ifndef H_BASE_CONVERSION</text:p>
      <text:p text:style-name="P6">#define H_BASE_CONVERSION</text:p>
      <text:p text:style-name="P6"></text:p>
      <text:p text:style-name="P6">int my_pow(int, int);</text:p>
      <text:p text:style-name="P6">long my_atoi(char*, int);</text:p>
      <text:p text:style-name="P6">void my_itoa(long, char*, int);</text:p>
      <text:p text:style-name="P6">int codontoi(char*);</text:p>
      <text:p text:style-name="P6">void itocodon(char*, int);</text:p>
      <text:p text:style-name="P6">void add_in_base(char*, char*, char*, int);</text:p>
      <text:p text:style-name="P6"></text:p>
      <text:p text:style-name="P6">const unsigned char MAX_INPUT_LENGTH = 255;</text:p>
      <text:p text:style-name="P6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Courier New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 of <text:page-count>7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organ</meta:initial-creator>
    <meta:creation-date>2017-09-11T02:34:54</meta:creation-date>
    <dc:date>2017-09-14T03:38:46</dc:date>
    <dc:creator>Joseph Morgan</dc:creator>
    <meta:editing-duration>PT36M35S</meta:editing-duration>
    <meta:editing-cycles>3</meta:editing-cycles>
    <meta:generator>OpenOffice/4.1.3$Unix OpenOffice.org_project/413m1$Build-9783</meta:generator>
    <meta:document-statistic meta:table-count="0" meta:image-count="0" meta:object-count="0" meta:page-count="7" meta:paragraph-count="246" meta:word-count="941" meta:character-count="5466"/>
  </office:meta>
</office:document-meta>
</file>